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Thin" svg:font-family="'Lato Thin'" style:font-pitch="variable"/>
    <style:font-face style:name="Lato Thin1" svg:font-family="'Lato Thin'" style:font-adornments="Th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676cm" fo:min-width="1.168cm"/>
    </style:style>
    <style:style style:name="gr2" style:family="graphic" style:parent-style-name="standard">
      <style:graphic-properties draw:fill-color="#ff99ff" draw:textarea-horizontal-align="justify" draw:textarea-vertical-align="middle" draw:auto-grow-height="false" fo:min-height="0.4cm" fo:min-width="1.55cm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0.25cm" fo:min-width="2.4cm"/>
    </style:style>
    <style:style style:name="gr4" style:family="graphic" style:parent-style-name="standard">
      <style:graphic-properties draw:fill-color="#ff99ff" draw:textarea-horizontal-align="justify" draw:textarea-vertical-align="middle" draw:auto-grow-height="false" fo:min-height="0.15cm" fo:min-width="0.9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0.15cm" fo:min-width="4.2cm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0.15cm" fo:min-width="1.15cm"/>
    </style:style>
    <style:style style:name="gr7" style:family="graphic" style:parent-style-name="standard">
      <style:graphic-properties draw:fill-color="#99ffff" draw:textarea-horizontal-align="justify" draw:textarea-vertical-align="middle" draw:auto-grow-height="false" fo:min-height="0.15cm" fo:min-width="6.5cm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0.087cm" fo:min-width="2.481cm"/>
    </style:style>
    <style:style style:name="gr9" style:family="graphic" style:parent-style-name="standard">
      <style:graphic-properties draw:fill-color="#99ffff" draw:textarea-horizontal-align="justify" draw:textarea-vertical-align="middle" draw:auto-grow-height="false" fo:min-height="0.15cm" fo:min-width="4.5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15cm" fo:min-width="2.5cm"/>
    </style:style>
    <style:style style:name="gr11" style:family="graphic" style:parent-style-name="standard">
      <style:graphic-properties draw:fill-color="#99ffff" draw:textarea-horizontal-align="justify" draw:textarea-vertical-align="middle" draw:auto-grow-height="false" fo:min-height="0.05cm" fo:min-width="4.3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0.15cm" fo:min-width="2.9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0.15cm" fo:min-width="5cm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0.15cm" fo:min-width="6.9cm"/>
    </style:style>
    <style:style style:name="gr15" style:family="graphic" style:parent-style-name="standard">
      <style:graphic-properties draw:fill-color="#99ffff" draw:textarea-horizontal-align="justify" draw:textarea-vertical-align="middle" draw:auto-grow-height="false" fo:min-height="0.15cm" fo:min-width="2.4cm"/>
    </style:style>
    <style:style style:name="gr16" style:family="graphic" style:parent-style-name="standard">
      <style:graphic-properties draw:fill-color="#99ffff" draw:textarea-horizontal-align="justify" draw:textarea-vertical-align="middle" draw:auto-grow-height="false" fo:min-height="0.15cm" fo:min-width="3.1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0cm" fo:min-width="1.2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276cm"/>
    </style:style>
    <style:style style:name="gr20" style:family="graphic" style:parent-style-name="standard">
      <style:graphic-properties draw:stroke="none" svg:stroke-color="#000000" draw:fill="none" draw:fill-color="#ffffff" fo:min-height="0.551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-color="#ff99ff"/>
      <style:paragraph-properties fo:text-align="center"/>
      <style:text-properties style:font-name="Lato Thin1" fo:font-size="6pt" fo:font-weight="150" style:font-size-asian="18pt" style:font-size-complex="18pt"/>
    </style:style>
    <style:style style:name="P4" style:family="paragraph">
      <loext:graphic-properties draw:fill-color="#99ffff"/>
      <style:paragraph-properties fo:text-align="center"/>
      <style:text-properties fo:font-size="7pt" style:font-size-asian="18pt" style:font-size-complex="18pt"/>
    </style:style>
    <style:style style:name="P5" style:family="paragraph">
      <loext:graphic-properties draw:fill-color="#ff99ff"/>
      <style:paragraph-properties fo:text-align="center"/>
      <style:text-properties style:font-name="Liberation Sans3" fo:font-size="7pt" style:font-size-asian="18pt" style:font-size-complex="18pt"/>
    </style:style>
    <style:style style:name="P6" style:family="paragraph">
      <loext:graphic-properties draw:fill-color="#99ffff"/>
      <style:paragraph-properties fo:text-align="center"/>
      <style:text-properties style:font-name="Liberation Sans3" fo:font-size="7pt" fo:language="en" fo:country="TT" style:font-size-asian="18pt" style:font-size-complex="18pt"/>
    </style:style>
    <style:style style:name="P7" style:family="paragraph">
      <loext:graphic-properties draw:fill-color="#ff99ff"/>
      <style:paragraph-properties fo:text-align="center"/>
      <style:text-properties fo:font-size="7pt" style:font-size-asian="18pt" style:font-size-complex="18pt"/>
    </style:style>
    <style:style style:name="P8" style:family="paragraph">
      <loext:graphic-properties draw:fill-color="#99ffff"/>
      <style:paragraph-properties fo:text-align="center"/>
      <style:text-properties style:font-name="Liberation Sans3" fo:font-size="7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style:font-name="Liberation Sans3" fo:font-size="7pt" style:font-size-asian="18pt" style:font-size-complex="18pt"/>
    </style:style>
    <style:style style:name="T5" style:family="text">
      <style:text-properties style:font-name="Liberation Sans3" fo:font-size="7pt" fo:language="en" fo:country="T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cm" svg:height="1cm" svg:x="9.9cm" svg:y="0.1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4.1cm" svg:height="1.3cm" svg:x="8.7cm" svg:y="2.1cm">
          <text:p text:style-name="P1"><text:span text:style-name="T2">Do we have pasta and pasta sau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layer="layout" svg:width="2.9cm" svg:height="0.5cm" svg:x="9.3cm" svg:y="4.1cm">
          <text:p text:style-name="P1"><text:span text:style-name="T3">Find a pan from draw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" draw:id="id3" draw:layer="layout" svg:width="2.8cm" svg:height="0.8cm" svg:x="9.4cm" svg:y="5.9cm">
          <text:p text:style-name="P1"><text:span text:style-name="T4">Is pan clea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5" draw:id="id5" draw:layer="layout" svg:width="4.7cm" svg:height="0.4cm" svg:x="8.5cm" svg:y="7.7cm">
          <text:p text:style-name="P1"><text:span text:style-name="T3">Fill pan with water up to 3 quarters ful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4.7cm" svg:height="0.4cm" svg:x="8.5cm" svg:y="9.1cm">
          <text:p text:style-name="P1"><text:span text:style-name="T5">Put pan on stove and </text:span><text:span text:style-name="T5">put on high hea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3.3cm" svg:height="0.8cm" svg:x="9.1cm" svg:y="10.7cm">
          <text:p text:style-name="P1"><text:span text:style-name="T3">Is water boil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8" xml:id="id8" draw:id="id8" draw:layer="layout" svg:width="7cm" svg:height="0.4cm" svg:x="7.3cm" svg:y="12.6cm">
          <text:p text:style-name="P1"><text:span text:style-name="T4">Add 2 teaspoons of salt and add pasta and reduce to low he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8" xml:id="id9" draw:id="id9" draw:layer="layout" svg:width="2.981cm" svg:height="0.337cm" svg:x="9.4cm" svg:y="14.3cm">
          <text:p text:style-name="P1"><text:span text:style-name="T4">Stir pasta occasional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xml:id="id10" draw:id="id10" draw:layer="layout" svg:width="5cm" svg:height="0.4cm" svg:x="8.4cm" svg:y="15.6cm">
          <text:p text:style-name="P1"><text:span text:style-name="T4">Get a clean fork and prick one pasta pie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xml:id="id11" draw:id="id11" draw:layer="layout" svg:width="6cm" svg:height="0.8cm" svg:x="7.9cm" svg:y="17.1cm">
          <text:p text:style-name="P1"><text:span text:style-name="T3">Does fork easily go through pasta pie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8" xml:id="id12" draw:id="id12" draw:layer="layout" svg:width="4.8cm" svg:height="0.3cm" svg:x="8.5cm" svg:y="19.2cm">
          <text:p text:style-name="P1"><text:span text:style-name="T4">Remove pan from stove and turn off he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3" draw:id="id13" draw:layer="layout" svg:width="3.4cm" svg:height="0.4cm" svg:x="9.2cm" svg:y="20.6cm">
          <text:p text:style-name="P1"><text:span text:style-name="T4">Get colander and put in si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xml:id="id14" draw:id="id14" draw:layer="layout" svg:width="5.5cm" svg:height="0.4cm" svg:x="8.1cm" svg:y="21.9cm">
          <text:p text:style-name="P1"><text:span text:style-name="T4">Pour pasta into colander and drain excess wa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xml:id="id15" draw:id="id15" draw:layer="layout" svg:width="7.4cm" svg:height="0.4cm" svg:x="7.1cm" svg:y="23.4cm">
          <text:p text:style-name="P1"><text:span text:style-name="T4">Put pasta back in the same pan and mix in pasta sauce thorough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xml:id="id16" draw:id="id16" draw:layer="layout" svg:width="2.9cm" svg:height="0.4cm" svg:x="9.445cm" svg:y="24.519cm">
          <text:p text:style-name="P1"><text:span text:style-name="T4">Get plate from cup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8" draw:id="id18" draw:layer="layout" svg:width="3.6cm" svg:height="0.4cm" svg:x="9.2cm" svg:y="27cm">
          <text:p text:style-name="P1"><text:span text:style-name="T4">Serve pasta on plate and enjo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7" xml:id="id17" draw:id="id17" draw:layer="layout" svg:width="3.4cm" svg:height="0.5cm" svg:x="9.3cm" svg:y="25.8cm">
          <text:p text:style-name="P1"><text:span text:style-name="T3">Is plate clea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9" draw:id="id19" draw:layer="layout" svg:width="1.8cm" svg:height="1cm" svg:x="10.1cm" svg:y="28.5cm">
          <text:p text:style-name="P1"><text:span text:style-name="T1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9" draw:layer="layout" draw:type="line" svg:x1="10.8cm" svg:y1="1.1cm" svg:x2="10.75cm" svg:y2="2.1cm" draw:start-shape="id1" draw:start-glue-point="6" draw:end-shape="id2" draw:end-glue-point="4" svg:d="M10800 1100l-50 1000" svg:viewBox="0 0 51 1001">
          <text:p/>
        </draw:connector>
        <draw:connector draw:style-name="gr18" draw:text-style-name="P9" draw:layer="layout" svg:x1="12.8cm" svg:y1="2.75cm" svg:x2="10.83cm" svg:y2="1.356cm" draw:start-shape="id2" draw:start-glue-point="7" svg:d="M12800 2750h502v-1394h-2472" svg:viewBox="0 0 2473 1395">
          <text:p/>
        </draw:connector>
        <draw:line draw:style-name="gr18" draw:text-style-name="P9" draw:layer="layout" svg:x1="10.8cm" svg:y1="3.4cm" svg:x2="10.8cm" svg:y2="4.1cm">
          <text:p/>
        </draw:line>
        <draw:line draw:style-name="gr18" draw:text-style-name="P9" xml:id="id4" draw:id="id4" draw:layer="layout" svg:x1="10.8cm" svg:y1="4.6cm" svg:x2="10.8cm" svg:y2="5.9cm">
          <text:p/>
        </draw:line>
        <draw:connector draw:style-name="gr18" draw:text-style-name="P9" draw:layer="layout" svg:x1="12.2cm" svg:y1="6.3cm" svg:x2="10.8cm" svg:y2="5.25cm" draw:start-shape="id3" draw:start-glue-point="7" draw:end-shape="id4" svg:d="M12200 6300h502v-1050h-1902" svg:viewBox="0 0 1903 1051">
          <text:p/>
        </draw:connector>
        <draw:connector draw:style-name="gr18" draw:text-style-name="P9" draw:layer="layout" draw:type="line" svg:x1="10.8cm" svg:y1="6.7cm" svg:x2="10.85cm" svg:y2="7.7cm" draw:start-shape="id3" draw:start-glue-point="6" draw:end-shape="id5" draw:end-glue-point="0" svg:d="M10800 6700l50 1000" svg:viewBox="0 0 51 1001">
          <text:p/>
        </draw:connector>
        <draw:connector draw:style-name="gr18" draw:text-style-name="P9" draw:layer="layout" draw:type="line" svg:x1="10.85cm" svg:y1="8.1cm" svg:x2="10.85cm" svg:y2="9.1cm" draw:start-shape="id5" draw:start-glue-point="2" draw:end-shape="id6" draw:end-glue-point="0" svg:d="M10850 8100v1000" svg:viewBox="0 0 1 1001">
          <text:p/>
        </draw:connector>
        <draw:connector draw:style-name="gr18" draw:text-style-name="P9" draw:layer="layout" draw:type="line" svg:x1="10.85cm" svg:y1="9.5cm" svg:x2="10.75cm" svg:y2="10.7cm" draw:start-shape="id6" draw:start-glue-point="2" draw:end-shape="id7" draw:end-glue-point="4" svg:d="M10850 9500l-100 1200" svg:viewBox="0 0 101 1201">
          <text:p/>
        </draw:connector>
        <draw:connector draw:style-name="gr18" draw:text-style-name="P9" draw:layer="layout" draw:type="line" svg:x1="10.75cm" svg:y1="11.5cm" svg:x2="10.8cm" svg:y2="12.6cm" draw:start-shape="id7" draw:start-glue-point="6" draw:end-shape="id8" draw:end-glue-point="4" svg:d="M10750 11500l50 1100" svg:viewBox="0 0 51 1101">
          <text:p/>
        </draw:connector>
        <draw:connector draw:style-name="gr18" draw:text-style-name="P9" draw:layer="layout" draw:type="line" svg:x1="10.8cm" svg:y1="13cm" svg:x2="10.89cm" svg:y2="14.3cm" draw:start-shape="id8" draw:start-glue-point="6" draw:end-shape="id9" draw:end-glue-point="4" svg:d="M10800 13000l90 1300" svg:viewBox="0 0 91 1301">
          <text:p/>
        </draw:connector>
        <draw:connector draw:style-name="gr18" draw:text-style-name="P9" draw:layer="layout" draw:type="line" svg:x1="10.89cm" svg:y1="14.637cm" svg:x2="10.9cm" svg:y2="15.6cm" draw:start-shape="id9" draw:start-glue-point="6" draw:end-shape="id10" draw:end-glue-point="4" svg:d="M10890 14637l10 963" svg:viewBox="0 0 11 964">
          <text:p/>
        </draw:connector>
        <draw:connector draw:style-name="gr18" draw:text-style-name="P9" draw:layer="layout" draw:type="line" svg:x1="10.9cm" svg:y1="16cm" svg:x2="10.9cm" svg:y2="17.1cm" draw:start-shape="id10" draw:start-glue-point="6" draw:end-shape="id11" draw:end-glue-point="4" svg:d="M10900 16000v1100" svg:viewBox="0 0 1 1101">
          <text:p/>
        </draw:connector>
        <draw:connector draw:style-name="gr18" draw:text-style-name="P9" draw:layer="layout" draw:type="line" svg:x1="10.9cm" svg:y1="17.9cm" svg:x2="10.9cm" svg:y2="19.2cm" draw:start-shape="id11" draw:start-glue-point="6" draw:end-shape="id12" draw:end-glue-point="4" svg:d="M10900 17900v1300" svg:viewBox="0 0 1 1301">
          <text:p/>
        </draw:connector>
        <draw:connector draw:style-name="gr18" draw:text-style-name="P9" draw:layer="layout" draw:type="line" svg:x1="10.9cm" svg:y1="19.5cm" svg:x2="10.9cm" svg:y2="20.6cm" draw:start-shape="id12" draw:start-glue-point="6" draw:end-shape="id13" draw:end-glue-point="4" svg:d="M10900 19500v1100" svg:viewBox="0 0 1 1101">
          <text:p/>
        </draw:connector>
        <draw:connector draw:style-name="gr18" draw:text-style-name="P9" draw:layer="layout" draw:type="line" svg:x1="10.9cm" svg:y1="21cm" svg:x2="10.85cm" svg:y2="21.9cm" draw:start-shape="id13" draw:start-glue-point="6" draw:end-shape="id14" draw:end-glue-point="4" svg:d="M10900 21000l-50 900" svg:viewBox="0 0 51 901">
          <text:p/>
        </draw:connector>
        <draw:connector draw:style-name="gr18" draw:text-style-name="P9" draw:layer="layout" draw:type="line" svg:x1="10.85cm" svg:y1="22.3cm" svg:x2="10.8cm" svg:y2="23.4cm" draw:start-shape="id14" draw:start-glue-point="6" draw:end-shape="id15" draw:end-glue-point="4" svg:d="M10850 22300l-50 1100" svg:viewBox="0 0 51 1101">
          <text:p/>
        </draw:connector>
        <draw:connector draw:style-name="gr18" draw:text-style-name="P9" draw:layer="layout" draw:type="line" svg:x1="10.8cm" svg:y1="23.8cm" svg:x2="10.895cm" svg:y2="24.519cm" draw:start-shape="id15" draw:start-glue-point="6" draw:end-shape="id16" draw:end-glue-point="4" svg:d="M10800 23800l95 719" svg:viewBox="0 0 96 720">
          <text:p/>
        </draw:connector>
        <draw:connector draw:style-name="gr18" draw:text-style-name="P9" draw:layer="layout" draw:type="line" svg:x1="10.895cm" svg:y1="24.919cm" svg:x2="11cm" svg:y2="25.8cm" draw:start-shape="id16" draw:start-glue-point="6" draw:end-shape="id17" draw:end-glue-point="4" svg:d="M10895 24919l105 881" svg:viewBox="0 0 106 882">
          <text:p/>
        </draw:connector>
        <draw:connector draw:style-name="gr18" draw:text-style-name="P9" draw:layer="layout" draw:type="line" svg:x1="11cm" svg:y1="26.3cm" svg:x2="11cm" svg:y2="27cm" draw:start-shape="id17" draw:start-glue-point="6" draw:end-shape="id18" draw:end-glue-point="4" svg:d="M11000 26300v700" svg:viewBox="0 0 1 701">
          <text:p/>
        </draw:connector>
        <draw:connector draw:style-name="gr18" draw:text-style-name="P9" draw:layer="layout" draw:type="line" svg:x1="11cm" svg:y1="27.4cm" svg:x2="11cm" svg:y2="28.5cm" draw:start-shape="id18" draw:start-glue-point="6" draw:end-shape="id19" draw:end-glue-point="4" svg:d="M11000 27400v1100" svg:viewBox="0 0 1 1101">
          <text:p/>
        </draw:connector>
        <draw:connector draw:style-name="gr18" draw:text-style-name="P9" draw:layer="layout" svg:x1="12.4cm" svg:y1="11.1cm" svg:x2="10.83cm" svg:y2="9.914cm" draw:start-shape="id7" draw:start-glue-point="7" svg:d="M12400 11100h502v-1186h-2072" svg:viewBox="0 0 2073 1187">
          <text:p/>
        </draw:connector>
        <draw:connector draw:style-name="gr18" draw:text-style-name="P9" draw:layer="layout" svg:x1="13.9cm" svg:y1="17.5cm" svg:x2="10.904cm" svg:y2="14.917cm" draw:start-shape="id11" draw:start-glue-point="7" svg:d="M13900 17500h502v-2583h-3498" svg:viewBox="0 0 3499 2584">
          <text:p/>
        </draw:connector>
        <draw:connector draw:style-name="gr18" draw:text-style-name="P9" draw:layer="layout" svg:x1="12.7cm" svg:y1="26.05cm" svg:x2="10.904cm" svg:y2="25.162cm" draw:start-shape="id17" draw:start-glue-point="7" svg:d="M12700 26050h502v-888h-2298" svg:viewBox="0 0 2299 889">
          <text:p/>
        </draw:connector>
        <draw:frame draw:style-name="gr19" draw:text-style-name="P10" draw:layer="layout" svg:width="0.9cm" svg:height="0.526cm" svg:x="9.7cm" svg:y="3.474cm">
          <draw:text-box>
            <text:p><text:span text:style-name="T3">Yes</text:span></text:p>
          </draw:text-box>
        </draw:frame>
        <draw:frame draw:style-name="gr19" draw:text-style-name="P10" draw:layer="layout" svg:width="0.9cm" svg:height="0.526cm" svg:x="9.7cm" svg:y="6.874cm">
          <draw:text-box>
            <text:p><text:span text:style-name="T3">Yes</text:span></text:p>
          </draw:text-box>
        </draw:frame>
        <draw:frame draw:style-name="gr19" draw:text-style-name="P10" draw:layer="layout" svg:width="0.9cm" svg:height="0.526cm" svg:x="9.6cm" svg:y="11.674cm">
          <draw:text-box>
            <text:p><text:span text:style-name="T3">Yes</text:span></text:p>
          </draw:text-box>
        </draw:frame>
        <draw:frame draw:style-name="gr19" draw:text-style-name="P10" draw:layer="layout" svg:width="0.9cm" svg:height="0.526cm" svg:x="9.6cm" svg:y="18.174cm">
          <draw:text-box>
            <text:p><text:span text:style-name="T3">Yes</text:span></text:p>
          </draw:text-box>
        </draw:frame>
        <draw:frame draw:style-name="gr19" draw:text-style-name="P10" draw:layer="layout" svg:width="0.9cm" svg:height="0.526cm" svg:x="9.8cm" svg:y="26.374cm">
          <draw:text-box>
            <text:p><text:span text:style-name="T3">Yes</text:span></text:p>
          </draw:text-box>
        </draw:frame>
        <draw:frame draw:style-name="gr19" draw:text-style-name="P10" draw:layer="layout" svg:width="0.9cm" svg:height="0.526cm" svg:x="12.4cm" svg:y="2.974cm">
          <draw:text-box>
            <text:p><text:span text:style-name="T3">No</text:span></text:p>
          </draw:text-box>
        </draw:frame>
        <draw:frame draw:style-name="gr19" draw:text-style-name="P10" draw:layer="layout" svg:width="0.9cm" svg:height="0.526cm" svg:x="11.9cm" svg:y="6.5cm">
          <draw:text-box>
            <text:p><text:span text:style-name="T3">No</text:span></text:p>
          </draw:text-box>
        </draw:frame>
        <draw:frame draw:style-name="gr19" draw:text-style-name="P10" draw:layer="layout" svg:width="0.9cm" svg:height="0.526cm" svg:x="12.5cm" svg:y="11.4cm">
          <draw:text-box>
            <text:p><text:span text:style-name="T3">No</text:span></text:p>
          </draw:text-box>
        </draw:frame>
        <draw:frame draw:style-name="gr20" draw:text-style-name="P10" draw:layer="layout" svg:width="2.8cm" svg:height="0.801cm" svg:x="13.7cm" svg:y="17.6cm">
          <draw:text-box>
            <text:p><text:span text:style-name="T3">No – Continue to stir pasta</text:span></text:p>
          </draw:text-box>
        </draw:frame>
        <draw:frame draw:style-name="gr19" draw:text-style-name="P10" draw:layer="layout" svg:width="0.9cm" svg:height="0.526cm" svg:x="12.6cm" svg:y="26.1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Thin" svg:font-family="'Lato Thin'" style:font-pitch="variable"/>
    <style:font-face style:name="Lato Thin1" svg:font-family="'Lato Thin'" style:font-adornments="Th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5cm" fo:margin-bottom="0cm" fo:margin-left="0.0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23:07:53.181487346</meta:creation-date>
    <dc:date>2019-10-11T18:49:30.708169302</dc:date>
    <meta:editing-duration>PT1M11S</meta:editing-duration>
    <meta:editing-cycles>1</meta:editing-cycles>
    <meta:generator>LibreOffice/5.1.6.2$Linux_X86_64 LibreOffice_project/10m0$Build-2</meta:generator>
    <meta:document-statistic meta:object-count="52"/>
  </office:meta>
</office:document-meta>
</file>